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.copyTo( int offset , int count , char [ ]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.JSONReaderScanner( Reader reader , int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ReaderScanner.addSymbol( int offset , int len , int hash , final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.indexOf( char ch , int start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Scanner.bytes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ReaderScanner.nex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SONReaderScanner.JSONReaderScanner( String input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.arrayCopy( int srcPos , char [ ] dest , int destPos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.number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Scann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ReaderScanner.charAt( int 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SONReaderScanner.JSONReaderScanner( char [ ] input , int inputLength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.sub_chars( int offset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ReaderScanner.subString( int offse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ReaderScanner.isEOF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.charArrayCompare( char [ ] 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ReaderScanner.JSONReaderScann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.JSONReaderScanner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.isBlankInp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Scanner.stringV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ReaderScanner.decimalValu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ReaderScanner.JSONReaderScanner( char [ ] input , int inpu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